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/>
    </style:style>
    <style:style style:name="P2" style:parent-style-name="Lijstalinea" style:list-style-name="LFO1" style:family="paragraph">
      <style:text-properties fo:language="en" fo:country="US"/>
    </style:style>
    <style:style style:name="P3" style:parent-style-name="Lijstalinea" style:list-style-name="LFO1" style:family="paragraph"/>
    <style:style style:name="P4" style:parent-style-name="Lijstalinea" style:list-style-name="LFO1" style:family="paragraph"/>
    <style:style style:name="P5" style:parent-style-name="Lijstalinea" style:list-style-name="LFO1" style:family="paragraph"/>
    <style:style style:name="P6" style:parent-style-name="Lijstalinea" style:list-style-name="LFO1" style:family="paragraph">
      <style:text-properties fo:language="en" fo:country="US"/>
    </style:style>
    <style:style style:name="P7" style:parent-style-name="Lijstalinea" style:list-style-name="LFO1" style:family="paragraph"/>
    <style:style style:name="T8" style:parent-style-name="Standaardalinea-lettertype" style:family="text">
      <style:text-properties fo:language="en" fo:country="US"/>
    </style:style>
  </office:automatic-styles>
  <office:body>
    <office:text text:use-soft-page-breaks="true">
      <text:p text:style-name="P1"/>
      <text:p text:style-name="Standaard"/>
      <text:p text:style-name="Standaard"/>
      <text:p text:style-name="Standaard"/>
      <text:p text:style-name="Standaard"/>
      <text:p text:style-name="Standaard"/>
      <text:list text:style-name="LFO1" text:continue-numbering="true">
        <text:list-item>
          <text:p text:style-name="P2">Insert organge color in column titels fields<text:s/></text:p>
        </text:list-item>
        <text:list-item>
          <text:p text:style-name="P3">Make column titles bold</text:p>
        </text:list-item>
        <text:list-item>
          <text:p text:style-name="P4">Delete column A</text:p>
        </text:list-item>
        <text:list-item>
          <text:p text:style-name="P5">Center all values</text:p>
        </text:list-item>
        <text:list-item>
          <text:p text:style-name="P6">Increase column width</text:p>
        </text:list-item>
        <text:list-item>
          <text:p text:style-name="P7"><text:span text:style-name="T8">Add borders to all cells<text:s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ydia vd Putten</meta:initial-creator>
    <dc:creator>Lydia vd Putten</dc:creator>
    <meta:creation-date>2021-09-27T14:02:00Z</meta:creation-date>
    <dc:date>2021-09-27T14:23:00Z</dc:date>
    <meta:template xlink:href="Normal" xlink:type="simple"/>
    <meta:editing-cycles>1</meta:editing-cycles>
    <meta:editing-duration>PT1260S</meta:editing-duration>
    <meta:document-statistic meta:page-count="1" meta:paragraph-count="1" meta:word-count="24" meta:character-count="157" meta:row-count="1" meta:non-whitespace-character-count="134"/>
  </office:meta>
</office:document-meta>
</file>